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ext_20_body" style:list-style-name="L1">
      <style:text-properties style:font-name="Cambria"/>
    </style:style>
    <style:style style:name="P6" style:family="paragraph" style:parent-style-name="Text_20_body" style:list-style-name="L2"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1.011cm" svg:height="0.82cm" draw:z-index="0"><draw:image xlink:href="../../odt/images/0668.png" xlink:type="simple" xlink:show="embed" xlink:actuate="onLoad"/></draw:frame></text:p>
          </table:table-cell>
          <table:table-cell table:style-name="Table1.B1" office:value-type="string">
            <text:h text:style-name="P7" text:outline-level="1">Генератор 3-фазного напряжения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2.251cm" svg:height="1.191cm" draw:z-index="1"><draw:image xlink:href="../../odt/images/0668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модель<text:span text:style-name="T3"> трёх синусоидальных сигналов, сдвинутых по фазе на 120 градусов:</text:span></text:p>
            <text:p text:style-name="P4"><draw:frame draw:style-name="fr3" draw:name="Объект6" text:anchor-type="as-char" svg:width="8.079cm" svg:height="3.302cm" draw:z-index="2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3">где<draw:frame draw:style-name="fr3" draw:name="Объект4" text:anchor-type="as-char" svg:width="1.723cm" svg:height="0.62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— <text:span text:style-name="T3">амплитуда синусоидального сигнала,</text:span></text:p>
            <text:p text:style-name="P3"><text:span text:style-name="T1"><draw:frame draw:style-name="fr3" draw:name="Объект26" text:anchor-type="as-char" svg:width="4.165cm" svg:height="0.621cm" draw:z-index="4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— фазные напряжени</text:span><text:span text:style-name="T3">я </text:span><text:span text:style-name="T1">3</text:span><text:span text:style-name="T3">-фазного тока </text:span><text:span text:style-name="T1">(</text:span><text:span text:style-name="T3">выходные сигналы)</text:span><text:span text:style-name="T1">,</text:span></text:p>
            <text:p text:style-name="P3"><text:span text:style-name="T1"><draw:frame draw:style-name="fr3" draw:name="Объект5" text:anchor-type="as-char" svg:width="0.566cm" svg:height="0.549cm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— </text:span><text:span text:style-name="T3">частота сигналов.</text:span></text:p>
            <text:p text:style-name="P3">Блок имеет <text:span text:style-name="T1">2</text:span> входных и <text:span text:style-name="T1">3</text:span> выходных порта. </text:p>
            <text:p text:style-name="P3"><text:span text:style-name="T4">В</text:span><text:span text:style-name="T6">ходны</text:span><text:span text:style-name="T4">е</text:span><text:span text:style-name="T6"> сигналы</text:span>:</text:p>
            <text:list xml:id="list3796006526642515942" text:style-name="L1">
              <text:list-item>
                <text:p text:style-name="P5"><text:span text:style-name="T3">Частота</text:span><draw:frame draw:style-name="fr3" draw:name="Объект1" text:anchor-type="as-char" svg:width="0.566cm" svg:height="0.549cm" draw:z-index="6"><draw:object xlink:href="./Object 1" xlink:type="simple" xlink:show="embed" xlink:actuate="onLoad"/><draw:image xlink:href="./ObjectReplacements/Object 1" xlink:type="simple" xlink:show="embed" xlink:actuate="onLoad"/></draw:frame>, Гц.</text:p>
              </text:list-item>
              <text:list-item>
                <text:p text:style-name="P5"><text:span text:style-name="T2">Напряжение</text:span><text:span text:style-name="T2"><draw:frame draw:style-name="fr3" draw:name="Объект2" text:anchor-type="as-char" svg:width="1.723cm" svg:height="0.621cm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2">— </text:span><text:span text:style-name="T5">амплитуда сигналов</text:span><text:span text:style-name="T2">, В.</text:span></text:p>
              </text:list-item>
            </text:list>
            <text:p text:style-name="P3"><text:span text:style-name="T4">Вы</text:span><text:span text:style-name="T6">ходные сигналы</text:span>:</text:p>
            <text:list xml:id="list5594646878283100223" text:style-name="L2">
              <text:list-item>
                <text:p text:style-name="P6">Напряжение<draw:frame draw:style-name="fr3" draw:name="Объект17" text:anchor-type="as-char" svg:width="1.378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 В.</text:p>
              </text:list-item>
              <text:list-item>
                <text:p text:style-name="P6"><text:span text:style-name="T2">Напряжение</text:span><text:span text:style-name="T2"><draw:frame draw:style-name="fr3" draw:name="Объект8" text:anchor-type="as-char" svg:width="1.365cm" svg:height="0.621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 В.</text:span></text:p>
              </text:list-item>
              <text:list-item>
                <text:p text:style-name="P6"><text:span text:style-name="T2">Напряжение</text:span><text:span text:style-name="T2"><draw:frame draw:style-name="fr3" draw:name="Object1" text:anchor-type="as-char" svg:width="1.356cm" svg:height="0.621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, 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енератор 3-фазного напряжения</dc:title>
    <dc:date>2014-12-01T18:25:14.61</dc:date>
    <meta:generator>OpenOffice/4.1.1$Win32 OpenOffice.org_project/411m6$Build-9775</meta:generator>
    <meta:editing-duration>PT2H52M</meta:editing-duration>
    <meta:editing-cycles>57</meta:editing-cycles>
    <meta:document-statistic meta:table-count="1" meta:image-count="2" meta:object-count="9" meta:page-count="1" meta:paragraph-count="18" meta:word-count="68" meta:character-count="428"/>
  </office:meta>
</office:document-meta>
</file>

<file path=Object 1/content.xml><?xml version="1.0" encoding="utf-8"?>
<math xmlns="http://www.w3.org/1998/Math/MathML">
  <semantics>
    <mrow>
      <mi>f</mi>
    </mrow>
    <annotation encoding="StarMath 5.0">f</annotation>
  </semantics>
</math>
</file>

<file path=Object 2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26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  <mi>,</mi>
      <msub>
        <mi>U</mi>
        <mi>b</mi>
      </msub>
      <mrow>
        <mo stretchy="false">(</mo>
        <mrow>
          <mi>t</mi>
        </mrow>
        <mo stretchy="false">)</mo>
      </mrow>
      <mi>,</mi>
      <msub>
        <mi>U</mi>
        <mi>c</mi>
      </msub>
      <mrow>
        <mo stretchy="false">(</mo>
        <mrow>
          <mi>t</mi>
        </mrow>
        <mo stretchy="false">)</mo>
      </mrow>
    </mrow>
    <annotation encoding="StarMath 5.0">U_a(t), U_b(t), U_c(t)</annotation>
  </semantics>
</math>
</file>

<file path=Object 3/content.xml><?xml version="1.0" encoding="utf-8"?>
<math xmlns="http://www.w3.org/1998/Math/MathML">
  <semantics>
    <mrow>
      <msub>
        <mi>U</mi>
        <mi>c</mi>
      </msub>
      <mrow>
        <mo stretchy="false">(</mo>
        <mrow>
          <mi>t</mi>
        </mrow>
        <mo stretchy="false">)</mo>
      </mrow>
    </mrow>
    <annotation encoding="StarMath 5.0">U_c(t)</annotation>
  </semantics>
</math>
</file>

<file path=Object 4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5/content.xml><?xml version="1.0" encoding="utf-8"?>
<math xmlns="http://www.w3.org/1998/Math/MathML">
  <semantics>
    <mrow>
      <msub>
        <mi>U</mi>
        <mi>b</mi>
      </msub>
      <mrow>
        <mo stretchy="false">(</mo>
        <mrow>
          <mi>t</mi>
        </mrow>
        <mo stretchy="false">)</mo>
      </mrow>
    </mrow>
    <annotation encoding="StarMath 5.0">U_b(t)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a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i>p</mi>
                          <mo stretchy="false">⋅</mo>
                          <mi>f</mi>
                        </mrow>
                        <mo stretchy="false">⋅</mo>
                        <mi>t</mi>
                      </mrow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b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row>
                            <mi>p</mi>
                            <mo stretchy="false">⋅</mo>
                            <mi>f</mi>
                          </mrow>
                          <mo stretchy="false">⋅</mo>
                          <mi>t</mi>
                        </mrow>
                        <mo stretchy="false">+</mo>
                        <mrow>
                          <mrow>
                            <mfrac>
                              <mrow>
                                <mn>2</mn>
                              </mrow>
                              <mn>3</mn>
                            </mfrac>
                          </mrow>
                          <mo stretchy="false">⋅</mo>
                          <mo stretchy="false">π</mo>
                        </mrow>
                      </mrow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c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row>
                            <mi>p</mi>
                            <mo stretchy="false">⋅</mo>
                            <mi>f</mi>
                          </mrow>
                          <mo stretchy="false">⋅</mo>
                          <mi>t</mi>
                        </mrow>
                        <mo stretchy="false">−</mo>
                        <mrow>
                          <mrow>
                            <mfrac>
                              <mrow>
                                <mn>2</mn>
                              </mrow>
                              <mn>3</mn>
                            </mfrac>
                          </mrow>
                          <mo stretchy="false">⋅</mo>
                          <mo stretchy="false">π</mo>
                        </mrow>
                      </mrow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{
U_a(t) ~=~  U_max(t) cdot sin(2 p cdot f cdot t), #
U_b(t) ~=~  U_max(t) cdot sin(2 p cdot f cdot t + {{2} over 3} cdot %pi), #
U_c(t) ~=~  U_max(t) cdot sin(2 p cdot f cdot t - {{2} over 3} cdot %pi),
} right none</annotation>
  </semantics>
</math>
</file>

<file path=Object 7/content.xml><?xml version="1.0" encoding="utf-8"?>
<math xmlns="http://www.w3.org/1998/Math/MathML">
  <semantics>
    <mrow>
      <msub>
        <mi>U</mi>
        <mi>a</mi>
      </msub>
      <mrow>
        <mo stretchy="false">(</mo>
        <mrow>
          <mi>t</mi>
        </mrow>
        <mo stretchy="false">)</mo>
      </mrow>
    </mrow>
    <annotation encoding="StarMath 5.0">U_a(t)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